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fcce4" draw:textarea-horizontal-align="justify" draw:textarea-vertical-align="middle" draw:auto-grow-height="false" fo:min-height="1.277cm" fo:min-width="1.118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0.343cm" fo:min-width="0.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e0efd4" draw:textarea-horizontal-align="justify" draw:textarea-vertical-align="middle" draw:auto-grow-height="false" fo:min-height="0.83cm" fo:min-width="0.644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dfcce4"/>
      <style:paragraph-properties fo:text-align="center"/>
    </style:style>
    <style:style style:name="P2" style:family="paragraph">
      <loext:graphic-properties draw:fill-color="#adc5e7"/>
      <style:paragraph-properties fo:text-align="center"/>
    </style:style>
    <style:style style:name="P3" style:family="paragraph">
      <style:text-properties style:font-name="Roboto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Roboto" fo:font-weight="bold" style:font-weight-asian="bold" style:font-weight-complex="bold"/>
    </style:style>
    <style:style style:name="P5" style:family="paragraph">
      <loext:graphic-properties draw:fill-color="#e0efd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Roboto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159cm" svg:x="6.12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159cm" svg:x="9.806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159cm" svg:x="13.489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159cm" svg:x="17.55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159cm" svg:x="5.953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159cm" svg:x="9.636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159cm" svg:x="13.31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159cm" svg:x="17.383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1.778cm" svg:x="6.25cm" svg:y="14.4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54cm" svg:height="1.778cm" svg:x="9.806cm" svg:y="14.4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54cm" svg:height="1.778cm" svg:x="13.489cm" svg:y="14.4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54cm" svg:height="1.778cm" svg:x="17.553cm" svg:y="14.4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3.097cm" svg:height="1.462cm" svg:x="1.381cm" svg:y="14.97cm">
          <draw:text-box>
            <text:p text:style-name="P3"><text:span text:style-name="T1">Inputs</text:span></text:p>
          </draw:text-box>
        </draw:frame>
        <draw:frame draw:style-name="gr3" draw:text-style-name="P4" draw:layer="layout" svg:width="3.766cm" svg:height="2.673cm" svg:x="1.381cm" svg:y="8.112cm">
          <draw:text-box>
            <text:p text:style-name="P3"><text:span text:style-name="T1">BiLSTM</text:span></text:p>
            <text:p text:style-name="P3"><text:span text:style-name="T1">Layers</text:span></text:p>
          </draw:text-box>
        </draw:frame>
        <draw:custom-shape draw:style-name="gr4" draw:text-style-name="P5" draw:layer="layout" svg:width="2.286cm" svg:height="2.159cm" svg:x="6.207cm" svg:y="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2.286cm" svg:height="2.159cm" svg:x="9.763cm" svg:y="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2.286cm" svg:height="2.159cm" svg:x="13.319cm" svg:y="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2.286cm" svg:height="2.159cm" svg:x="17.383cm" svg:y="1.2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3.77cm" svg:height="1.462cm" svg:x="1.298cm" svg:y="2.01cm">
          <draw:text-box>
            <text:p text:style-name="P3"><text:span text:style-name="T1">Outputs</text:span></text:p>
          </draw:text-box>
        </draw:frame>
        <draw:line draw:style-name="gr5" draw:text-style-name="P6" draw:layer="layout" svg:x1="7.35cm" svg:y1="13.827cm" svg:x2="7.35cm" svg:y2="12.176cm">
          <text:p/>
        </draw:line>
        <draw:line draw:style-name="gr5" draw:text-style-name="P6" draw:layer="layout" svg:x1="11.16cm" svg:y1="13.827cm" svg:x2="11.16cm" svg:y2="12.176cm">
          <text:p/>
        </draw:line>
        <draw:line draw:style-name="gr5" draw:text-style-name="P6" draw:layer="layout" svg:x1="14.589cm" svg:y1="13.827cm" svg:x2="14.589cm" svg:y2="12.176cm">
          <text:p/>
        </draw:line>
        <draw:line draw:style-name="gr5" draw:text-style-name="P6" draw:layer="layout" svg:x1="18.78cm" svg:y1="13.827cm" svg:x2="18.78cm" svg:y2="12.176cm">
          <text:p/>
        </draw:line>
        <draw:line draw:style-name="gr5" draw:text-style-name="P6" draw:layer="layout" svg:x1="7.35cm" svg:y1="5.191cm" svg:x2="7.35cm" svg:y2="3.54cm">
          <text:p/>
        </draw:line>
        <draw:line draw:style-name="gr5" draw:text-style-name="P6" draw:layer="layout" svg:x1="10.906cm" svg:y1="5.191cm" svg:x2="10.906cm" svg:y2="3.54cm">
          <text:p/>
        </draw:line>
        <draw:line draw:style-name="gr5" draw:text-style-name="P6" draw:layer="layout" svg:x1="14.462cm" svg:y1="5.191cm" svg:x2="14.462cm" svg:y2="3.54cm">
          <text:p/>
        </draw:line>
        <draw:line draw:style-name="gr5" draw:text-style-name="P6" draw:layer="layout" svg:x1="18.526cm" svg:y1="5.191cm" svg:x2="18.526cm" svg:y2="3.54cm">
          <text:p/>
        </draw:line>
        <draw:line draw:style-name="gr6" draw:text-style-name="P6" draw:layer="layout" svg:x1="7.35cm" svg:y1="10.779cm" svg:x2="19.034cm" svg:y2="10.779cm">
          <text:p/>
        </draw:line>
        <draw:line draw:style-name="gr6" draw:text-style-name="P6" draw:layer="layout" svg:x1="18.399cm" svg:y1="6.715cm" svg:x2="6.969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1:21:10.698363193</meta:creation-date>
    <dc:date>2020-09-11T11:26:43.282713902</dc:date>
    <meta:editing-duration>PT5M33S</meta:editing-duration>
    <meta:editing-cycles>1</meta:editing-cycles>
    <meta:document-statistic meta:object-count="29"/>
    <meta:generator>LibreOffice/6.0.7.3$Linux_X86_64 LibreOffice_project/00m0$Build-3</meta:generator>
  </office:meta>
</office:document-meta>
</file>